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4A48FB0A220FE1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48cm, 5.558cm, 2.691cm, 17.184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3" draw:style-name="gr1" draw:text-style-name="P1" draw:layer="layout" svg:width="13.164cm" svg:height="13.338cm" svg:x="1.475cm" svg:y="1.327cm">
          <draw:image xlink:href="Pictures/1000000000000556000003004A48FB0A220FE15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15:02:38.043170067</meta:creation-date>
    <dc:date>2019-10-14T15:12:32.432631707</dc:date>
    <meta:editing-duration>PT7M16S</meta:editing-duration>
    <meta:editing-cycles>1</meta:editing-cycles>
    <meta:document-statistic meta:object-count="1"/>
    <meta:generator>LibreOffice/6.0.7.3$Linux_X86_64 LibreOffice_project/00m0$Build-3</meta:generator>
  </office:meta>
</office:document-meta>
</file>